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P8" style:family="paragraph" style:parent-style-name="Text_20_body" style:list-style-name="L1"/>
    <style:style style:name="P9" style:family="paragraph" style:parent-style-name="Heading_20_1">
      <style:paragraph-properties fo:break-before="page"/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fo:min-width="0.7902in" draw:z-index="0">
        <draw:text-box fo:min-height="0.2in">
          <text:p text:style-name="P3">Giga Creations Tools</text:p>
          <text:p text:style-name="P3">“GCTools”</text:p>
          <text:p text:style-name="P3"/>
          <text:p text:style-name="P2">Created by: J. “Giga” Murphy &lt;giga1699@gmail.com&gt;</text:p>
          <text:p text:style-name="P2"/>
          <text:p text:style-name="P2">README File</text:p>
          <text:p text:style-name="P2"/>
          <text:p text:style-name="P2">Copyright Giga Creations 2010-2011</text:p>
          <text:p text:style-name="P2"/>
          <text:p text:style-name="P2">http://www.gigacreations.net/</text:p>
        </draw:text-box>
      </draw:fram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6">Section 1: To-Do List<text:tab/>3</text:p>
          <text:p text:style-name="P6">Section 2: Files<text:tab/>4</text:p>
          <text:p text:style-name="P5">cache.inc.php<text:tab/>4</text:p>
          <text:p text:style-name="P5">database.inc.php<text:tab/>4</text:p>
          <text:p text:style-name="P5">file.inc.php<text:tab/>4</text:p>
          <text:p text:style-name="P5">mail.inc.php<text:tab/>4</text:p>
          <text:p text:style-name="P5">navigation.inc.php<text:tab/>4</text:p>
          <text:p text:style-name="P5">photo.inc.php<text:tab/>4</text:p>
          <text:p text:style-name="P5">security.inc.php<text:tab/>4</text:p>
          <text:p text:style-name="P5">session.inc.php<text:tab/>4</text:p>
          <text:p text:style-name="P5">user.inc.php<text:tab/>4</text:p>
          <text:p text:style-name="P6">Examples<text:tab/>5</text:p>
          <text:p text:style-name="P6">Credits<text:tab/>6</text:p>
          <text:p text:style-name="P5">Code Contributors<text:tab/>6</text:p>
          <text:p text:style-name="P6">Change Log<text:tab/>7</text:p>
        </text:index-body>
      </text:table-of-content>
      <text:p text:style-name="Standard"/>
      <text:h text:style-name="P9" text:outline-level="1">Section 1: To-Do List</text:h>
      <text:p text:style-name="Text_20_body">Write up all the items left to-do ;-)</text:p>
      <text:p text:style-name="Text_20_body"/>
      <text:h text:style-name="P9" text:outline-level="1">Section 2: Files</text:h>
      <text:h text:style-name="Heading_20_2" text:outline-level="2">cache.inc.php</text:h>
      <text:h text:style-name="Heading_20_2" text:outline-level="2">database.inc.php</text:h>
      <text:h text:style-name="Heading_20_2" text:outline-level="2">file.inc.php</text:h>
      <text:h text:style-name="Heading_20_2" text:outline-level="2">mail.inc.php</text:h>
      <text:h text:style-name="Heading_20_2" text:outline-level="2">navigation.inc.php</text:h>
      <text:h text:style-name="Heading_20_2" text:outline-level="2">photo.inc.php</text:h>
      <text:h text:style-name="Heading_20_2" text:outline-level="2">security.inc.php</text:h>
      <text:h text:style-name="Heading_20_2" text:outline-level="2">session.inc.php</text:h>
      <text:h text:style-name="Heading_20_2" text:outline-level="2">user.inc.php</text:h>
      <text:p text:style-name="Text_20_body"/>
      <text:h text:style-name="P9" text:outline-level="1">Examples</text:h>
      <text:p text:style-name="Text_20_body"/>
      <text:h text:style-name="P9" text:outline-level="1">Credits</text:h>
      <text:h text:style-name="Heading_20_2" text:outline-level="2">Code Contributors</text:h>
      <text:list xml:id="list666061768" text:style-name="L1">
        <text:list-item>
          <text:p text:style-name="P8">M. “Beanyhead” Parker</text:p>
        </text:list-item>
      </text:list>
      <text:p text:style-name="Text_20_body"/>
      <text:h text:style-name="P9" text:outline-level="1">Change Log</text:h>
      <text:p text:style-name="Text_20_body">This is in the wo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 of 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ga </meta:initial-creator>
    <meta:creation-date>2011-05-03T18:09:54</meta:creation-date>
    <dc:date>2011-05-03T18:25:14</dc:date>
    <dc:creator>Giga </dc:creator>
    <meta:editing-duration>PT13M5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7" meta:paragraph-count="41" meta:word-count="103" meta:character-count="703"/>
  </office:meta>
</office:document-meta>
</file>